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2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3" style:family="graphic" style:parent-style-name="standard">
      <style:graphic-properties draw:stroke="solid" draw:stroke-dash="Ultrafine_20_Dashed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4" style:family="graphic" style:parent-style-name="standard">
      <style:graphic-properties draw:stroke="dash" draw:stroke-dash="Ultrafine_20_Dashed" svg:stroke-width="0cm" svg:stroke-color="#000000" draw:marker-start="" draw:marker-start-width="0.199cm" draw:marker-start-center="false" draw:marker-end="Arrow" draw:marker-end-width="0.25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Times" fo:font-size="12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Times New Roman" fo:font-size="12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size="1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size="12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Times" fo:font-size="12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sub 58%" style:font-name="Times" fo:font-size="12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ize="12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sub 58%" style:font-name="Times New Roman" fo:font-size="12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ize="12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custom-shape draw:style-name="gr1" draw:text-style-name="P2" draw:layer="layout" svg:width="1.385cm" svg:height="1.142cm" svg:x="14.6cm" svg:y="6.9cm">
            <text:p text:style-name="P1"><text:span text:style-name="T1">x</text:span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1.384cm" svg:height="1.144cm" svg:x="16.316cm" svg:y="8.999cm">
            <text:p text:style-name="P1"><text:span text:style-name="T3">x</text:span><text:span text:style-name="T4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15.7cm" svg:y1="7.942cm" svg:x2="16.8cm" svg:y2="9.042cm">
            <text:p/>
          </draw:line>
          <draw:custom-shape draw:style-name="gr1" draw:text-style-name="P2" draw:layer="layout" svg:width="1.385cm" svg:height="1.142cm" svg:x="13.3cm" svg:y="11.299cm">
            <text:p text:style-name="P1"><text:span text:style-name="T1">x</text:span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84cm" svg:height="1.142cm" svg:x="15.3cm" svg:y="13.299cm">
            <text:p text:style-name="P1"><text:span text:style-name="T1">x</text:span><text:span text:style-name="T2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14.5cm" svg:y1="12.342cm" svg:x2="15.6cm" svg:y2="13.442cm">
            <text:p/>
          </draw:line>
          <draw:custom-shape draw:style-name="gr1" draw:text-style-name="P5" draw:layer="layout" svg:width="1.384cm" svg:height="1.144cm" svg:x="12.1cm" svg:y="16.456cm">
            <text:p text:style-name="P1"><text:span text:style-name="T5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5" draw:layer="layout" svg:width="1.385cm" svg:height="1.144cm" svg:x="18.5cm" svg:y="16.499cm">
            <text:p text:style-name="P1"><text:span text:style-name="T5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17.399cm" svg:y1="10.041cm" svg:x2="19.199cm" svg:y2="16.441cm">
            <text:p/>
          </draw:line>
          <draw:line draw:style-name="gr3" draw:text-style-name="P4" draw:layer="layout" svg:x1="16.5cm" svg:y1="14.344cm" svg:x2="18.8cm" svg:y2="16.644cm">
            <text:p/>
          </draw:line>
          <draw:line draw:style-name="gr4" draw:text-style-name="P4" draw:layer="layout" svg:x1="15cm" svg:y1="8.043cm" svg:x2="14cm" svg:y2="11.243cm">
            <text:p/>
          </draw:line>
          <draw:line draw:style-name="gr4" draw:text-style-name="P4" draw:layer="layout" svg:x1="16.2cm" svg:y1="9.743cm" svg:x2="14.4cm" svg:y2="11.343cm">
            <text:p/>
          </draw:line>
          <draw:line draw:style-name="gr4" draw:text-style-name="P4" draw:layer="layout" svg:x1="13.7cm" svg:y1="12.445cm" svg:x2="12.9cm" svg:y2="16.345cm">
            <text:p/>
          </draw:line>
          <draw:line draw:style-name="gr4" draw:text-style-name="P4" draw:layer="layout" svg:x1="15.4cm" svg:y1="14.344cm" svg:x2="13.2cm" svg:y2="16.444cm">
            <text:p/>
          </draw:line>
        </draw:g>
        <draw:g>
          <draw:line draw:style-name="gr3" draw:text-style-name="P4" draw:layer="layout" svg:x1="6.915cm" svg:y1="7.899cm" svg:x2="8.015cm" svg:y2="8.999cm">
            <text:p/>
          </draw:line>
          <draw:custom-shape draw:style-name="gr1" draw:text-style-name="P2" draw:layer="layout" svg:width="1.384cm" svg:height="1.142cm" svg:x="5.715cm" svg:y="6.9cm">
            <text:p text:style-name="P1"><text:span text:style-name="T1">x</text:span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4" draw:layer="layout" svg:x1="5.715cm" svg:y1="7.799cm" svg:x2="4.915cm" svg:y2="8.899cm">
            <text:p/>
          </draw:line>
          <draw:custom-shape draw:style-name="gr1" draw:text-style-name="P5" draw:layer="layout" svg:width="1.384cm" svg:height="1.142cm" svg:x="3.515cm" svg:y="16.716cm">
            <text:p text:style-name="P1"><text:span text:style-name="T5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5" draw:layer="layout" svg:width="1.385cm" svg:height="1.144cm" svg:x="9.915cm" svg:y="16.757cm">
            <text:p text:style-name="P1"><text:span text:style-name="T5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1.385cm" svg:height="1.144cm" svg:x="6.53cm" svg:y="10.856cm">
            <text:p text:style-name="P1"><text:span text:style-name="T3">x</text:span><text:span text:style-name="T4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4" draw:layer="layout" svg:x1="7.713cm" svg:y1="10.099cm" svg:x2="7.313cm" svg:y2="10.899cm">
            <text:p/>
          </draw:line>
          <draw:custom-shape draw:style-name="gr1" draw:text-style-name="P2" draw:layer="layout" svg:width="1.384cm" svg:height="1.144cm" svg:x="7.431cm" svg:y="8.999cm">
            <text:p text:style-name="P1"><text:span text:style-name="T1">x</text:span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9.215cm" svg:y1="11.999cm" svg:x2="10.515cm" svg:y2="16.599cm">
            <text:p/>
          </draw:line>
          <draw:custom-shape draw:style-name="gr1" draw:text-style-name="P2" draw:layer="layout" svg:width="1.385cm" svg:height="1.142cm" svg:x="6.331cm" svg:y="14cm">
            <text:p text:style-name="P1"><text:span text:style-name="T1">x</text:span><text:span text:style-name="T2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4" draw:layer="layout" svg:x1="8.615cm" svg:y1="11.899cm" svg:x2="7.115cm" svg:y2="13.999cm">
            <text:p/>
          </draw:line>
          <draw:custom-shape draw:style-name="gr2" draw:text-style-name="P3" draw:layer="layout" svg:width="1.384cm" svg:height="1.144cm" svg:x="8.315cm" svg:y="10.856cm">
            <text:p text:style-name="P1"><text:span text:style-name="T3">x</text:span><text:span text:style-name="T4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8.415cm" svg:y1="10.099cm" svg:x2="8.815cm" svg:y2="10.899cm">
            <text:p/>
          </draw:line>
          <draw:line draw:style-name="gr4" draw:text-style-name="P4" draw:layer="layout" svg:x1="6.412cm" svg:y1="14.999cm" svg:x2="4.512cm" svg:y2="16.699cm">
            <text:p/>
          </draw:line>
          <draw:line draw:style-name="gr3" draw:text-style-name="P4" draw:layer="layout" svg:x1="7.515cm" svg:y1="14.999cm" svg:x2="10.015cm" svg:y2="16.899cm">
            <text:p/>
          </draw:line>
          <draw:custom-shape draw:style-name="gr1" draw:text-style-name="P2" draw:layer="layout" svg:width="1.384cm" svg:height="1.144cm" svg:x="4.115cm" svg:y="8.898cm">
            <text:p text:style-name="P1"><text:span text:style-name="T1">x</text:span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7.613cm" svg:y1="11.999cm" svg:x2="10.513cm" svg:y2="16.599cm">
            <text:p/>
          </draw:line>
          <draw:line draw:style-name="gr4" draw:text-style-name="P4" draw:layer="layout" svg:x1="4.611cm" svg:y1="10.099cm" svg:x2="4.011cm" svg:y2="16.599cm">
            <text:p/>
          </draw:line>
          <draw:line draw:style-name="gr4" draw:text-style-name="P4" draw:layer="layout" svg:x1="6.915cm" svg:y1="11.999cm" svg:x2="4.315cm" svg:y2="16.499cm">
            <text:p/>
          </draw:line>
          <draw:line draw:style-name="gr3" draw:text-style-name="P4" draw:layer="layout" svg:x1="5.115cm" svg:y1="9.999cm" svg:x2="6.815cm" svg:y2="13.99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s" fo:country="E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9T23:24:38.404668000</meta:creation-date>
    <dc:date>2014-04-14T20:06:07.741305000</dc:date>
    <meta:editing-duration>P4DT20H26M21S</meta:editing-duration>
    <meta:editing-cycles>1</meta:editing-cycles>
    <meta:document-statistic meta:object-count="36"/>
    <meta:generator>LibreOffice/4.1.0.4$MacOSX_x86 LibreOffice_project/89ea49ddacd9aa532507cbf852f2bb22b1ace28</meta:generator>
  </office:meta>
</office:document-meta>
</file>